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3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SR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L</text:p>
          </table:table-cell>
          <table:table-cell table:number-columns-repeated="3"/>
        </table:table-row>
        <table:table-row table:style-name="ro1">
          <table:table-cell office:value-type="string">
            <text:p>Rutor per SR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table:formula="of:=+[.B39]*3" office:value-type="float" office:value="33">
            <text:p>33</text:p>
          </table:table-cell>
          <table:table-cell table:formula="of:=+[.C39]*3"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string">
            <text:p>Meter per sekund</text:p>
          </table:table-cell>
          <table:table-cell table:formula="of:=+([.B39]*[.B36])/[.C34]" office:value-type="float" office:value="3.3">
            <text:p>3,3</text:p>
          </table:table-cell>
          <table:table-cell table:formula="of:=+([.C39]*[.B36])/[.C34]" office:value-type="float" office:value="8.4">
            <text:p>8,4</text:p>
          </table:table-cell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table:formula="of:=+[.B41]*3" office:value-type="float" office:value="9.9">
            <text:p>9,9</text:p>
          </table:table-cell>
          <table:table-cell table:formula="of:=+[.C41]*3" office:value-type="float" office:value="25.2">
            <text:p>25,2</text:p>
          </table:table-cell>
          <table:table-cell table:number-columns-repeated="2"/>
        </table:table-row>
        <table:table-row table:style-name="ro1">
          <table:table-cell office:value-type="string">
            <text:p>Km/h</text:p>
          </table:table-cell>
          <table:table-cell table:formula="of:=([.B41]*3600)/1000" office:value-type="float" office:value="11.88">
            <text:p>11,88</text:p>
          </table:table-cell>
          <table:table-cell table:formula="of:=([.C41]*3600)/1000" office:value-type="float" office:value="30.24">
            <text:p>30,24</text:p>
          </table:table-cell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float" office:value="250">
            <text:p>250</text:p>
          </table:table-cell>
        </table:table-row>
        <table:table-row table:style-name="ro1">
          <table:table-cell table:number-columns-repeated="4"/>
          <table:table-cell table:formula="of:=+[.E46]/[.C43]" office:value-type="float" office:value="8.26719576719577">
            <text:p>8,2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2014-02-02</text:date>, <text:time>17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9M5S</meta:editing-duration>
    <meta:editing-cycles>4</meta:editing-cycles>
    <meta:generator>OpenOffice.org/3.3$Win32 OpenOffice.org_project/330m20$Build-9567</meta:generator>
    <dc:date>2014-02-02T17:29:42.72</dc:date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